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 style:writing-mode="lr-tb"/>
    </style:style>
    <style:style style:name="Table1.A" style:family="table-column">
      <style:table-column-properties style:column-width="9.086cm" style:rel-column-width="36065*"/>
    </style:style>
    <style:style style:name="Table1.B" style:family="table-column">
      <style:table-column-properties style:column-width="3.067cm" style:rel-column-width="12175*"/>
    </style:style>
    <style:style style:name="Table1.C" style:family="table-column">
      <style:table-column-properties style:column-width="1.762cm" style:rel-column-width="6994*"/>
    </style:style>
    <style:style style:name="Table1.D" style:family="table-column">
      <style:table-column-properties style:column-width="2.595cm" style:rel-column-width="10301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Webdings" fo:font-size="12pt" style:font-size-asian="12pt" style:font-size-complex="12pt"/>
    </style:style>
    <style:style style:name="P3" style:family="paragraph" style:parent-style-name="Text_20_body">
      <style:text-properties fo:font-size="10.5pt" style:font-size-asian="10.5pt" style:font-size-complex="10.5pt"/>
    </style:style>
    <style:style style:name="P4" style:family="paragraph" style:parent-style-name="Table_20_Heading">
      <style:paragraph-properties fo:text-align="start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ext_20_body" style:list-style-name="L1">
      <style:text-properties fo:font-size="10.5pt" style:font-size-asian="10.5pt" style:font-size-complex="10.5pt"/>
    </style:style>
    <style:style style:name="P7" style:family="paragraph" style:parent-style-name="Heading1_20_Without_20_Numbering" style:master-page-name="Appendix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8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8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1658645224868702363" text:style-name="Appendix_20_Numbering">
        <text:list-item>
          <text:p text:style-name="P7">Standard Option and Property Names</text:p>
        </text:list-item>
      </text:list>
      <text:p text:style-name="P3">The following table identifies property names and the areas in which the property is used.</text:p>
      <text:p text:style-name="P3"><text:span text:style-name="T1">PM.getProperties</text:span>: </text:p>
      <text:list xml:id="list5369290211860909444" text:style-name="L1">
        <text:list-item>
          <text:p text:style-name="P6">the property name is used as a key of the Map returned from PersistenceManager.getProperties;</text:p>
        </text:list-item>
        <text:list-item>
          <text:p text:style-name="P6">the property name can be used in PersistenceManager.setProperty; and</text:p>
        </text:list-item>
        <text:list-item>
          <text:p text:style-name="P6">the property name is returned as an element of the Set returned from PersistenceManager.getSupportedProperties.</text:p>
        </text:list-item>
      </text:list>
      <text:p text:style-name="P3"><text:span text:style-name="T1">getPMF</text:span>: the property name can be used as a key in the Map passed to JDOHelper.getPersistenceManagerFactory.</text:p>
      <text:p text:style-name="P3"><text:span text:style-name="T1">PMF options</text:span>: the property name is used as an element of the Collection returned by PersistenceManagerFactory.supportedOp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">Property name</text:p>
            </table:table-cell>
            <table:table-cell table:style-name="Table1.A1" office:value-type="string">
              <text:p text:style-name="P4">PM.getProperties</text:p>
            </table:table-cell>
            <table:table-cell table:style-name="Table1.A1" office:value-type="string">
              <text:p text:style-name="P4">getPMF</text:p>
            </table:table-cell>
            <table:table-cell table:style-name="Table1.D1" office:value-type="string">
              <text:p text:style-name="P4">PMF options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javax.jdo.option.ApplicationIdentit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Arra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ArrayLis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BinaryCompatibil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ChangeApplicationIdent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CopyOnAttach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DatastoreIdent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DatastoreReadTimeoutMilli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DatastoreTimeou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DatastoreWriteTimeoutMilli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DetachAllOnCommit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GetDataStoreConne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GetJDBCConne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IgnoreCache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LinkedLis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Lis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mapping.HeterogeneousInterface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mapping.HeterogeneousObject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mapping.JoinedTablePerClas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mapping.JoinedTablePerConcreteClas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ext:soft-page-break/>
        <table:table-row table:style-name="Table1.1">
          <table:table-cell table:style-name="Table1.A2" office:value-type="string">
            <text:p text:style-name="P5">javax.jdo.option.mapping.NonJoinedTablePerConcreteClas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mapping.RelationSubclassTabl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Multithreaded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NonDurableIdentity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NontransactionalRead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NontransactionalWrite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NullCollection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<text:alphabetical-index-mark-start text:id="IMark5245890368" text:main-entry="true"/>Optimistic<text:alphabetical-index-mark-end text:id="IMark5245890368"/>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PreDirtyEven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QueryCance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ReadOnly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RestoreValue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RetainValues</text:p>
          </table:table-cell>
          <table:table-cell table:style-name="Table1.A2" office:value-type="string">
            <text:p text:style-name="P2">a</text:p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ServerTimeZoneI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</text:p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5">javax.jdo.option.TransactionIsolationLevel.read-committe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ansactionIsolationLevel.read-uncommitte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ansactionIsolationLevel.repeatable-rea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ansactionIsolationLevel.serializabl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ansactionIsolationLevel.snapsho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ansientTransactiona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eeMa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TreeSe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UnconstrainedQueryVariable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Vector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version.DateTim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option.version.StateImag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query.JDOQ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  <table:table-row table:style-name="Table1.1">
          <table:table-cell table:style-name="Table1.A2" office:value-type="string">
            <text:p text:style-name="P5">javax.jdo.query.SQ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ebdings" svg:font-family="Webdings" style:font-charset="x-symbol"/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2</meta:editing-cycles>
    <meta:creation-date>2012-06-24T14:10:55.11</meta:creation-date>
    <meta:editing-duration>PT13H15M56S</meta:editing-duration>
    <meta:generator>OpenOffice/4.1.6$Unix OpenOffice.org_project/416m1$Build-9790</meta:generator>
    <dc:title>JDO_Chapter</dc:title>
    <dc:date>2021-07-22T21:10:53</dc:date>
    <dc:creator>Michael Bouschen</dc:creator>
    <meta:document-statistic meta:table-count="1" meta:image-count="0" meta:object-count="0" meta:page-count="2" meta:paragraph-count="125" meta:word-count="213" meta:character-count="24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